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9b60a" officeooo:paragraph-rsid="0019b60a"/>
    </style:style>
    <style:style style:name="P2" style:family="paragraph" style:parent-style-name="Standard">
      <style:text-properties officeooo:rsid="001b75f5" officeooo:paragraph-rsid="001b75f5"/>
    </style:style>
    <style:style style:name="P3" style:family="paragraph" style:parent-style-name="Standard">
      <style:text-properties officeooo:rsid="001be87a" officeooo:paragraph-rsid="001be87a"/>
    </style:style>
    <style:style style:name="P4" style:family="paragraph" style:parent-style-name="Standard">
      <style:text-properties officeooo:rsid="001d01c1" officeooo:paragraph-rsid="001d01c1"/>
    </style:style>
    <style:style style:name="P5" style:family="paragraph" style:parent-style-name="Standard">
      <style:text-properties officeooo:rsid="001e0627" officeooo:paragraph-rsid="001e0627"/>
    </style:style>
    <style:style style:name="P6" style:family="paragraph" style:parent-style-name="Standard">
      <style:text-properties officeooo:rsid="001e0627" officeooo:paragraph-rsid="001f2434"/>
    </style:style>
    <style:style style:name="P7" style:family="paragraph" style:parent-style-name="Standard">
      <style:text-properties officeooo:rsid="001f8742" officeooo:paragraph-rsid="001f8742"/>
    </style:style>
    <style:style style:name="P8" style:family="paragraph" style:parent-style-name="Standard">
      <style:text-properties officeooo:rsid="001f2434" officeooo:paragraph-rsid="001f2434"/>
    </style:style>
    <style:style style:name="P9" style:family="paragraph" style:parent-style-name="Standard">
      <style:text-properties fo:font-weight="bold" officeooo:rsid="0021dd0b" officeooo:paragraph-rsid="0021dd0b" style:font-weight-asian="bold" style:font-weight-complex="bold"/>
    </style:style>
    <style:style style:name="P10" style:family="paragraph" style:parent-style-name="Standard">
      <style:text-properties fo:font-weight="bold" officeooo:rsid="0023a6cf" officeooo:paragraph-rsid="0023a6cf" style:font-weight-asian="bold" style:font-weight-complex="bold"/>
    </style:style>
    <style:style style:name="P11" style:family="paragraph" style:parent-style-name="Standard">
      <style:text-properties fo:font-weight="bold" officeooo:rsid="0025a7b8" officeooo:paragraph-rsid="0025a7b8" style:font-weight-asian="bold" style:font-weight-complex="bold"/>
    </style:style>
    <style:style style:name="P12" style:family="paragraph" style:parent-style-name="Standard">
      <style:text-properties fo:font-weight="bold" officeooo:rsid="00296009" officeooo:paragraph-rsid="00296009" style:font-weight-asian="bold" style:font-weight-complex="bold"/>
    </style:style>
    <style:style style:name="P13" style:family="paragraph" style:parent-style-name="Standard">
      <style:text-properties fo:font-weight="bold" officeooo:rsid="00298c26" officeooo:paragraph-rsid="00298c26" style:font-weight-asian="bold" style:font-weight-complex="bold"/>
    </style:style>
    <style:style style:name="P14" style:family="paragraph" style:parent-style-name="Standard">
      <style:text-properties fo:font-weight="bold" officeooo:rsid="002a760f" officeooo:paragraph-rsid="002a760f" style:font-weight-asian="bold" style:font-weight-complex="bold"/>
    </style:style>
    <style:style style:name="P15" style:family="paragraph" style:parent-style-name="Standard">
      <style:text-properties fo:font-weight="bold" officeooo:rsid="002c3014" officeooo:paragraph-rsid="002c3014" style:font-weight-asian="bold" style:font-weight-complex="bold"/>
    </style:style>
    <style:style style:name="P16" style:family="paragraph" style:parent-style-name="Standard">
      <style:text-properties fo:font-weight="bold" officeooo:rsid="001e0627" officeooo:paragraph-rsid="001e0627" style:font-weight-asian="bold" style:font-weight-complex="bold"/>
    </style:style>
    <style:style style:name="P17" style:family="paragraph" style:parent-style-name="Standard">
      <style:text-properties fo:font-weight="bold" officeooo:rsid="001be87a" officeooo:paragraph-rsid="001be87a" style:font-weight-asian="bold" style:font-weight-complex="bold"/>
    </style:style>
    <style:style style:name="P18" style:family="paragraph" style:parent-style-name="Standard">
      <style:text-properties fo:font-weight="bold" officeooo:rsid="001b75f5" officeooo:paragraph-rsid="001b75f5" style:font-weight-asian="bold" style:font-weight-complex="bold"/>
    </style:style>
    <style:style style:name="P19" style:family="paragraph" style:parent-style-name="Standard">
      <style:text-properties fo:font-weight="bold" officeooo:rsid="0019b60a" officeooo:paragraph-rsid="0019b60a" style:font-weight-asian="bold" style:font-weight-complex="bold"/>
    </style:style>
    <style:style style:name="P20" style:family="paragraph" style:parent-style-name="Standard">
      <style:text-properties fo:font-weight="bold" officeooo:rsid="001f8742" officeooo:paragraph-rsid="001f8742" style:font-weight-asian="bold" style:font-weight-complex="bold"/>
    </style:style>
    <style:style style:name="P21" style:family="paragraph" style:parent-style-name="Standard">
      <style:text-properties fo:font-weight="bold" officeooo:rsid="002d86c9" officeooo:paragraph-rsid="002d86c9" style:font-weight-asian="bold" style:font-weight-complex="bold"/>
    </style:style>
    <style:style style:name="P22" style:family="paragraph" style:parent-style-name="Standard">
      <style:text-properties fo:font-weight="bold" officeooo:rsid="00316ff5" officeooo:paragraph-rsid="00316ff5" style:font-weight-asian="bold" style:font-weight-complex="bold"/>
    </style:style>
    <style:style style:name="P23" style:family="paragraph" style:parent-style-name="Standard">
      <style:text-properties fo:font-weight="normal" officeooo:rsid="002d86c9" officeooo:paragraph-rsid="002d86c9" style:font-weight-asian="normal" style:font-weight-complex="normal"/>
    </style:style>
    <style:style style:name="P24" style:family="paragraph" style:parent-style-name="Standard">
      <style:text-properties fo:font-weight="normal" officeooo:rsid="002e028b" officeooo:paragraph-rsid="002e028b" style:font-weight-asian="normal" style:font-weight-complex="normal"/>
    </style:style>
    <style:style style:name="P25" style:family="paragraph" style:parent-style-name="Standard">
      <style:text-properties fo:font-weight="normal" officeooo:rsid="002fac56" officeooo:paragraph-rsid="002fac56" style:font-weight-asian="normal" style:font-weight-complex="normal"/>
    </style:style>
    <style:style style:name="P26" style:family="paragraph" style:parent-style-name="Standard">
      <style:text-properties fo:font-weight="normal" officeooo:rsid="0023a6cf" officeooo:paragraph-rsid="0023a6cf" style:font-weight-asian="normal" style:font-weight-complex="normal"/>
    </style:style>
    <style:style style:name="P27" style:family="paragraph" style:parent-style-name="Standard">
      <style:text-properties fo:font-weight="normal" officeooo:rsid="0023ac96" officeooo:paragraph-rsid="0023ac96" style:font-weight-asian="normal" style:font-weight-complex="normal"/>
    </style:style>
    <style:style style:name="P28" style:family="paragraph" style:parent-style-name="Standard">
      <style:text-properties fo:font-weight="normal" officeooo:rsid="0025a7b8" officeooo:paragraph-rsid="0025a7b8" style:font-weight-asian="normal" style:font-weight-complex="normal"/>
    </style:style>
    <style:style style:name="P29" style:family="paragraph" style:parent-style-name="Standard">
      <style:text-properties fo:font-weight="normal" officeooo:rsid="00265de1" officeooo:paragraph-rsid="00265de1" style:font-weight-asian="normal" style:font-weight-complex="normal"/>
    </style:style>
    <style:style style:name="P30" style:family="paragraph" style:parent-style-name="Standard">
      <style:text-properties fo:font-weight="normal" officeooo:rsid="00296009" officeooo:paragraph-rsid="00296009" style:font-weight-asian="normal" style:font-weight-complex="normal"/>
    </style:style>
    <style:style style:name="P31" style:family="paragraph" style:parent-style-name="Standard">
      <style:text-properties fo:font-weight="normal" officeooo:rsid="00298c26" officeooo:paragraph-rsid="00298c26" style:font-weight-asian="normal" style:font-weight-complex="normal"/>
    </style:style>
    <style:style style:name="P32" style:family="paragraph" style:parent-style-name="Standard">
      <style:text-properties fo:font-weight="normal" officeooo:rsid="002a760f" officeooo:paragraph-rsid="002a760f" style:font-weight-asian="normal" style:font-weight-complex="normal"/>
    </style:style>
    <style:style style:name="P33" style:family="paragraph" style:parent-style-name="Standard">
      <style:text-properties fo:font-weight="normal" officeooo:rsid="002c3014" officeooo:paragraph-rsid="002c3014" style:font-weight-asian="normal" style:font-weight-complex="normal"/>
    </style:style>
    <style:style style:name="P34" style:family="paragraph" style:parent-style-name="Standard">
      <style:text-properties style:text-underline-style="none" fo:font-weight="normal" officeooo:rsid="00333bc1" officeooo:paragraph-rsid="00333bc1" style:font-weight-asian="normal" style:font-weight-complex="normal"/>
    </style:style>
    <style:style style:name="P35" style:family="paragraph" style:parent-style-name="Standard">
      <style:text-properties style:text-underline-style="none" fo:font-weight="normal" officeooo:rsid="0034d236" officeooo:paragraph-rsid="0034d236" style:font-weight-asian="normal" style:font-weight-complex="normal"/>
    </style:style>
    <style:style style:name="P36" style:family="paragraph" style:parent-style-name="Standard">
      <style:text-properties style:text-underline-style="none" fo:font-weight="normal" officeooo:rsid="00360001" officeooo:paragraph-rsid="00360001" style:font-weight-asian="normal" style:font-weight-complex="normal"/>
    </style:style>
    <style:style style:name="P37" style:family="paragraph" style:parent-style-name="Standard">
      <style:text-properties style:text-underline-style="none" fo:font-weight="normal" officeooo:rsid="003646b4" officeooo:paragraph-rsid="003646b4" style:font-weight-asian="normal" style:font-weight-complex="normal"/>
    </style:style>
    <style:style style:name="P38" style:family="paragraph" style:parent-style-name="Standard">
      <style:text-properties style:text-underline-style="none" fo:font-weight="normal" officeooo:rsid="00371085" officeooo:paragraph-rsid="00371085" style:font-weight-asian="normal" style:font-weight-complex="normal"/>
    </style:style>
    <style:style style:name="P39" style:family="paragraph" style:parent-style-name="Standard">
      <style:text-properties style:text-underline-style="none" fo:font-weight="normal" officeooo:rsid="003759d4" officeooo:paragraph-rsid="003759d4" style:font-weight-asian="normal" style:font-weight-complex="normal"/>
    </style:style>
    <style:style style:name="P40" style:family="paragraph" style:parent-style-name="Standard">
      <style:text-properties style:text-underline-style="none" fo:font-weight="normal" officeooo:rsid="003759d4" officeooo:paragraph-rsid="00388053" style:font-weight-asian="normal" style:font-weight-complex="normal"/>
    </style:style>
    <style:style style:name="P41" style:family="paragraph" style:parent-style-name="Standard">
      <style:text-properties style:text-underline-style="none" fo:font-weight="normal" officeooo:rsid="00388053" officeooo:paragraph-rsid="00388053" style:font-weight-asian="normal" style:font-weight-complex="normal"/>
    </style:style>
    <style:style style:name="P42" style:family="paragraph" style:parent-style-name="Standard">
      <style:text-properties style:text-underline-style="none" fo:font-weight="normal" officeooo:rsid="0039a52a" officeooo:paragraph-rsid="0039a52a" style:font-weight-asian="normal" style:font-weight-complex="normal"/>
    </style:style>
    <style:style style:name="P43" style:family="paragraph" style:parent-style-name="Standard">
      <style:text-properties style:text-underline-style="none" fo:font-weight="normal" officeooo:rsid="003a1da4" officeooo:paragraph-rsid="003a1da4" style:font-weight-asian="normal" style:font-weight-complex="normal"/>
    </style:style>
    <style:style style:name="P44" style:family="paragraph" style:parent-style-name="Standard">
      <style:text-properties style:text-underline-style="none" fo:font-weight="normal" officeooo:rsid="003bec5d" officeooo:paragraph-rsid="003bec5d" style:font-weight-asian="normal" style:font-weight-complex="normal"/>
    </style:style>
    <style:style style:name="P45" style:family="paragraph" style:parent-style-name="Standard">
      <style:text-properties style:text-underline-style="none" fo:font-weight="normal" officeooo:rsid="003cbe10" officeooo:paragraph-rsid="003cbe10" style:font-weight-asian="normal" style:font-weight-complex="normal"/>
    </style:style>
    <style:style style:name="P46" style:family="paragraph" style:parent-style-name="Standard">
      <style:text-properties style:text-underline-style="none" fo:font-weight="normal" officeooo:rsid="003d989b" officeooo:paragraph-rsid="003d989b" style:font-weight-asian="normal" style:font-weight-complex="normal"/>
    </style:style>
    <style:style style:name="P47" style:family="paragraph" style:parent-style-name="Standard">
      <style:text-properties style:text-underline-style="none" fo:font-weight="normal" officeooo:rsid="00406632" officeooo:paragraph-rsid="003d989b" style:font-weight-asian="normal" style:font-weight-complex="normal"/>
    </style:style>
    <style:style style:name="P48" style:family="paragraph" style:parent-style-name="Standard">
      <style:text-properties style:text-underline-style="none" fo:font-weight="normal" officeooo:rsid="00406632" officeooo:paragraph-rsid="00406632" style:font-weight-asian="normal" style:font-weight-complex="normal"/>
    </style:style>
    <style:style style:name="P49" style:family="paragraph" style:parent-style-name="Standard">
      <style:text-properties style:text-underline-style="none" fo:font-weight="normal" officeooo:rsid="00406632" officeooo:paragraph-rsid="00415228" style:font-weight-asian="normal" style:font-weight-complex="normal"/>
    </style:style>
    <style:style style:name="P50" style:family="paragraph" style:parent-style-name="Standard">
      <style:text-properties style:text-underline-style="none" fo:font-weight="normal" officeooo:rsid="00415228" officeooo:paragraph-rsid="00415228" style:font-weight-asian="normal" style:font-weight-complex="normal"/>
    </style:style>
    <style:style style:name="P51" style:family="paragraph" style:parent-style-name="Standard">
      <style:text-properties style:text-underline-style="none" fo:font-weight="normal" officeooo:rsid="004313cb" officeooo:paragraph-rsid="004313cb" style:font-weight-asian="normal" style:font-weight-complex="normal"/>
    </style:style>
    <style:style style:name="P52" style:family="paragraph" style:parent-style-name="Standard">
      <style:text-properties style:text-underline-style="none" fo:font-weight="normal" officeooo:rsid="0044a544" officeooo:paragraph-rsid="0044a544" style:font-weight-asian="normal" style:font-weight-complex="normal"/>
    </style:style>
    <style:style style:name="P53" style:family="paragraph" style:parent-style-name="Standard">
      <style:text-properties style:text-underline-style="none" fo:font-weight="normal" officeooo:rsid="0046a398" officeooo:paragraph-rsid="0046a398" style:font-weight-asian="normal" style:font-weight-complex="normal"/>
    </style:style>
    <style:style style:name="P54" style:family="paragraph" style:parent-style-name="Standard">
      <style:text-properties style:text-underline-style="none" fo:font-weight="normal" officeooo:rsid="0046dca7" officeooo:paragraph-rsid="0046dca7" style:font-weight-asian="normal" style:font-weight-complex="normal"/>
    </style:style>
    <style:style style:name="P55" style:family="paragraph" style:parent-style-name="Standard">
      <style:text-properties style:text-underline-style="none" fo:font-weight="bold" officeooo:rsid="00333bc1" officeooo:paragraph-rsid="00333bc1" style:font-weight-asian="bold" style:font-weight-complex="bold"/>
    </style:style>
    <style:style style:name="P56" style:family="paragraph" style:parent-style-name="Standard">
      <style:text-properties style:text-underline-style="none" fo:font-weight="bold" officeooo:rsid="003646b4" officeooo:paragraph-rsid="003646b4" style:font-weight-asian="bold" style:font-weight-complex="bold"/>
    </style:style>
    <style:style style:name="P57" style:family="paragraph" style:parent-style-name="Standard">
      <style:text-properties style:text-underline-style="none" fo:font-weight="bold" officeooo:rsid="003a1da4" officeooo:paragraph-rsid="003a1da4" style:font-weight-asian="bold" style:font-weight-complex="bold"/>
    </style:style>
    <style:style style:name="P58" style:family="paragraph" style:parent-style-name="Standard">
      <style:text-properties style:text-underline-style="none" fo:font-weight="bold" officeooo:rsid="0046a398" officeooo:paragraph-rsid="0046a398" style:font-weight-asian="bold" style:font-weight-complex="bold"/>
    </style:style>
    <style:style style:name="P59" style:family="paragraph" style:parent-style-name="Standard">
      <style:text-properties style:text-underline-style="none" fo:font-weight="bold" officeooo:rsid="0047da93" officeooo:paragraph-rsid="0047da93" style:font-weight-asian="bold" style:font-weight-complex="bold"/>
    </style:style>
    <style:style style:name="P60" style:family="paragraph" style:parent-style-name="Standard">
      <style:text-properties fo:font-style="italic" style:text-underline-style="none" fo:font-weight="normal" officeooo:rsid="0046dca7" officeooo:paragraph-rsid="0046dca7" style:font-style-asian="italic" style:font-weight-asian="normal" style:font-style-complex="italic" style:font-weight-complex="normal"/>
    </style:style>
    <style:style style:name="P61" style:family="paragraph" style:parent-style-name="Standard">
      <style:text-properties fo:font-style="italic" style:text-underline-style="none" fo:font-weight="normal" officeooo:rsid="0047da93" officeooo:paragraph-rsid="0047da93" style:font-style-asian="italic" style:font-weight-asian="normal" style:font-style-complex="italic" style:font-weight-complex="normal"/>
    </style:style>
    <style:style style:name="P62" style:family="paragraph" style:parent-style-name="Standard">
      <style:text-properties fo:font-style="italic" style:text-underline-style="none" fo:font-weight="bold" officeooo:rsid="003a1da4" officeooo:paragraph-rsid="003a1da4" style:font-style-asian="italic" style:font-weight-asian="bold" style:font-style-complex="italic" style:font-weight-complex="bold"/>
    </style:style>
    <style:style style:name="P63" style:family="paragraph" style:parent-style-name="Standard">
      <style:text-properties fo:font-style="italic" style:text-underline-style="none" fo:font-weight="bold" officeooo:rsid="00406632" officeooo:paragraph-rsid="00415228" style:font-style-asian="italic" style:font-weight-asian="bold" style:font-style-complex="italic" style:font-weight-complex="bold"/>
    </style:style>
    <style:style style:name="P64" style:family="paragraph" style:parent-style-name="Standard">
      <style:text-properties fo:font-style="normal" style:text-underline-style="none" fo:font-weight="normal" officeooo:rsid="003a1da4" officeooo:paragraph-rsid="003a1da4"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47da93" officeooo:paragraph-rsid="0047da93" style:font-style-asian="normal" style:font-weight-asian="normal" style:font-style-complex="normal" style:font-weight-complex="normal"/>
    </style:style>
    <style:style style:name="P66" style:family="paragraph" style:parent-style-name="Standard">
      <style:text-properties style:text-underline-style="none" fo:font-weight="normal" officeooo:rsid="00399bd8" officeooo:paragraph-rsid="00388053" style:font-weight-asian="normal" style:font-weight-complex="normal"/>
    </style:style>
    <style:style style:name="T1" style:family="text">
      <style:text-properties officeooo:rsid="001b75f5"/>
    </style:style>
    <style:style style:name="T2" style:family="text">
      <style:text-properties officeooo:rsid="001be87a"/>
    </style:style>
    <style:style style:name="T3" style:family="text">
      <style:text-properties officeooo:rsid="001d01c1"/>
    </style:style>
    <style:style style:name="T4" style:family="text">
      <style:text-properties officeooo:rsid="001f8742"/>
    </style:style>
    <style:style style:name="T5" style:family="text">
      <style:text-properties officeooo:rsid="001ffd01"/>
    </style:style>
    <style:style style:name="T6" style:family="text">
      <style:text-properties fo:font-weight="normal" style:font-weight-asian="normal" style:font-weight-complex="normal"/>
    </style:style>
    <style:style style:name="T7" style:family="text">
      <style:text-properties fo:font-weight="normal" officeooo:rsid="0023ac96" style:font-weight-asian="normal" style:font-weight-complex="normal"/>
    </style:style>
    <style:style style:name="T8" style:family="text">
      <style:text-properties fo:font-weight="normal" officeooo:rsid="00265de1" style:font-weight-asian="normal" style:font-weight-complex="normal"/>
    </style:style>
    <style:style style:name="T9" style:family="text">
      <style:text-properties fo:font-weight="normal" officeooo:rsid="00298c26" style:font-weight-asian="normal" style:font-weight-complex="normal"/>
    </style:style>
    <style:style style:name="T10" style:family="text">
      <style:text-properties fo:font-weight="normal" officeooo:rsid="002a760f" style:font-weight-asian="normal" style:font-weight-complex="normal"/>
    </style:style>
    <style:style style:name="T11" style:family="text">
      <style:text-properties officeooo:rsid="002e028b"/>
    </style:style>
    <style:style style:name="T12" style:family="text">
      <style:text-properties officeooo:rsid="002fac56"/>
    </style:style>
    <style:style style:name="T13" style:family="text">
      <style:text-properties officeooo:rsid="00366267"/>
    </style:style>
    <style:style style:name="T14" style:family="text">
      <style:text-properties officeooo:rsid="00388053"/>
    </style:style>
    <style:style style:name="T15" style:family="text">
      <style:text-properties officeooo:rsid="003d989b"/>
    </style:style>
    <style:style style:name="T16" style:family="text">
      <style:text-properties officeooo:rsid="0041ad99"/>
    </style:style>
    <style:style style:name="T17" style:family="text">
      <style:text-properties officeooo:rsid="0046dca7"/>
    </style:style>
    <style:style style:name="T18" style:family="text">
      <style:text-properties officeooo:rsid="0048b791"/>
    </style:style>
    <style:style style:name="T19"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003/10/27-2003-11-02</text:p>
      <text:p text:style-name="P7">Evento de Halloween. </text:p>
      <text:p text:style-name="P7">Un evento extremo, donde los valores de índices globales se corresponden con los globales. El inconveniente es que en los índices globales se observan periodos de faltas de datos. </text:p>
      <text:p text:style-name="P7">En el índice TEC observamos dos grandes respuestas positivas que se corresponden con el evento doble ocurrido. <text:span text:style-name="T5">La primera ascendió a 210 TECU y la segunda, a 150 TECU.</text:span></text:p>
      <text:p text:style-name="P7"/>
      <text:p text:style-name="P20">2003/11/19-2003/11/24</text:p>
      <text:p text:style-name="P7">Evento extremo </text:p>
      <text:p text:style-name="P7">Los valores de los índices regionales se corresponden con los globales en cuanto a que se trató de un evento extremo.</text:p>
      <text:p text:style-name="P7">A pesar de que este evento fue ligeramente mayor en cuanto a valores de índice DST y DH con respecto a la tormenta de Halloween, los los valores máximos alcanzados n Kp y Kmex de este evento fueron menores con respecto a la antes mencionada. </text:p>
      <text:p text:style-name="P7">Esto último también coincide con <text:span text:style-name="T5">que la respuesta ionosférica medida con el índice TEC en este caso fue considerablemente menor, teniendo un valor máximo de 120 TECU.</text:span></text:p>
      <text:p text:style-name="P1"/>
      <text:p text:style-name="P19">2004/11/06-2004/11/14</text:p>
      <text:p text:style-name="P7">Evento extremo</text:p>
      <text:p text:style-name="P1">Se observa una SSC. </text:p>
      <text:p text:style-name="P1">En Kmex, se observa que los máximos valores coinciden temporalmente más con el SSC que con el valor mínimo de la fase principal según los valores de Dst y DH. Esto ocurrió entre el medio día del 7 de noviembre y final del mismo día. Posteriormente se observa un segundo pico en los valores de Kmex <text:span text:style-name="T1">entre las 18 hr y el final del día 9 de noviembre, día cuando hubo un aumento positivo en los valores de DH (posible segunda SSC) y un posterior mínimo en DH (cerca de -260 nT). Ambos asociados a un posible segundo evento.</text:span></text:p>
      <text:p text:style-name="P2">En los valores TEC, se presenta un valor máximo cerca del final del día 8 de noviembre y posteriormente se observa un segundo pico en el valor de TEC unas 6 horas después del primer pico observado. También ocurre un doble pico que coincide con el posible evento secundario.</text:p>
      <text:p text:style-name="P2"/>
      <text:p text:style-name="P18">2005/05/14-2005/05/18</text:p>
      <text:p text:style-name="P2">Se observa una SSC.</text:p>
      <text:p text:style-name="P2">En los valores de Kmex se registraron valores máximos altos en comparación con los valores registrados en Kp durante las primeras 3 horas del día 15 de mayo. Posteriormente no se registraron datos de Kmex en el momento que acontecía la fase principal de la tormenta. </text:p>
      <text:p text:style-name="P2">En los datos de Tec, se presentan respuestas negativas hacia <text:span text:style-name="T2">e</text:span>l día 15 de mayo. <text:span text:style-name="T2">Aunque la respuesta del índice TEC fue negativa, al observar la diferencia de Tec con respecto la media, observamos una diferencia de valores de casi 30 al momento de la SSC y previo al inicio de la respuesta negativa.</text:span></text:p>
      <text:p text:style-name="P2"/>
      <text:p text:style-name="P15">2015/03/15-2015/03/20</text:p>
      <text:p text:style-name="P3">Se observan SSC (hay un segundo aumento en dirección positiva, posiblemente debido a un segundo evento seguido). </text:p>
      <text:p text:style-name="P3">En los valores de Kmex, previo al inicio de la fase principal, se observan valores de timepo perturbado. Posteriormente, los valores iniciales durante el periodo de tormenta fueron mayores a los presentados respectivamente en Kp, probablemente asociado a las SSC.</text:p>
      <text:p text:style-name="P3">En los valores de TEC se observa un muy agudo aumento en los valores, pasando de 80 TECU. Posible asociación con las SSC observadas debido al aumento tan agudo en los valores TECU.</text:p>
      <text:p text:style-name="P3"/>
      <text:p text:style-name="P3"/>
      <text:p text:style-name="P17"><text:soft-page-break/>2015/06/20-2015/06/25</text:p>
      <text:p text:style-name="P4">Se observa una SSC el día 21 y una segunda el día 23.</text:p>
      <text:p text:style-name="P3"><text:span text:style-name="T3">En Kmex</text:span> <text:span text:style-name="T3">se presentan valores entre 4 y 5 desde un día antes de que inicie el evento principal de la tormenta. <text:s/>Durante este periodo, en Kp no se registran valores. Posterior al inicio del evento, hay dos series de faltas de datos tanto en DH como en Kmex.</text:span></text:p>
      <text:p text:style-name="P4">En TEC se observa una respuesta positiva al momento de la tormenta.</text:p>
      <text:p text:style-name="P4"/>
      <text:p text:style-name="P16">2017/05/26-2017/05/30</text:p>
      <text:p text:style-name="P5">Observamos una SSC de mayor duración que los casos previos.</text:p>
      <text:p text:style-name="P5">En los registros de Kmex, los valores máximos ocurren al inicio del periodo de la tormenta. Esto coincide más con la fase inicial que con la fase principal. </text:p>
      <text:p text:style-name="P5">En los valores del índice TEC, se observa que los valores de respuesta positiva, si bien no son muy extremos, sí se mantienen por un periodo prolongado de tiempo en comparación con la curva de la media de valores TEC.</text:p>
      <text:p text:style-name="P5"/>
      <text:p text:style-name="P16">2017/09/06-2017-09-10</text:p>
      <text:p text:style-name="P5">Se observa una SSC un día antes del mínimo de la fase principal en DST y DH.</text:p>
      <text:p text:style-name="P6">Durante un día antes del evento, al tiempo que ocurrió la SSC, se presentan valores de perturbación en Kmex. <text:s/></text:p>
      <text:p text:style-name="P8">En los valores registrados del índice TEC, se observa una respuesta generalmente positiva. El valor máximo registrado cerca de las 20 horas del día 7 de septiembre, curiosamente no coincide ni con el mínimo en DST ni con la SSC (esta última ocurrió una hora después de este pico). Posteriormente se registran valores positivos asociados con la tormenta geomagnética. Se observa una diferencia en la curva de Tec con respecto a su media, entre las 3 y las 9 horas del día 8 de septiembre. Este periodo coincide con el mínimo de la fase principal, siendo los valores de DH considerablemente menores que los de Dst. </text:p>
      <text:p text:style-name="P8">Previo a un segundo evento, se observa una ligera respuesta positiva en los valores de TEC al <text:span text:style-name="T4">poco</text:span> tiempo <text:span text:style-name="T4">de</text:span> que se registrar<text:span text:style-name="T4">a</text:span>n valores mínimos tanto en <text:span text:style-name="T4">Dst como en DH, asociados a un segundo evento, siendo en DH donde se observan menores valores.</text:span></text:p>
      <text:p text:style-name="P8"/>
      <text:p text:style-name="P9">Observaciones de propiedades en medio interplanetario.</text:p>
      <text:p text:style-name="P26"/>
      <text:p text:style-name="P10">2003/10/29</text:p>
      <text:p text:style-name="P26">La mayoría de los registros presentan falta de datos entre el medio día del 29 de octubre y el inicio del 31 de octubre. Los datos que sí se registraron fueron los de campo magnético. El campo magnético tuvo un incremento a partir de las 3 horas del día, llegando a un valor máximo de 40 nT ocurrido al medio día. Posteriormente, ocurrió un segundo evento en el cual, la intensidad del campo aumentó aún más abruptamente, pero con un valor máximo ligeramente menor de -30 nT.</text:p>
      <text:p text:style-name="P10"><text:span text:style-name="T6">En el caso de la componente Bz, ésta presenta fluctuaciones en un inicio, hasta el medio día. Posteriormente ocurre una rotación en la componente </text:span><text:span text:style-name="T7">en dirección sur, desde el medio día hasta el final del mismo, con un pico de -20 nT. Esta rotación está asociada con el tiempo en que ocurrió la primera tormenta geomagnética durante el evento de Halloween.</text:span></text:p>
      <text:p text:style-name="P27">Posteriormente ocurre una segunda rotación en dirección sur. Esta rotación fue más breve, con una duración de 4 horas y media aproximadamente. Sin embargo, durante este periodo, los valores alcanzados fueron de -22 nT.</text:p>
      <text:p text:style-name="P27">La velocidad presenta gaps a partir del 29 de octubre, sin embargo, los valores registrados antes del gap <text:s/>eran de aproximadamente 800 km/s. Posterior al gap, se registran valores de 1200 km/s.</text:p>
      <text:p text:style-name="P27">En el caso de la presión, luego del gap se registraron valores de cerca de 20 nPa.</text:p>
      <text:p text:style-name="P27">En el número de Mach magnetosónico de igual forma se obtuvieron valores de 6 posterior al gap.</text:p>
      <text:p text:style-name="P28"><text:soft-page-break/>Se observa que cuando hay positivo en la componente Bz, acompañado por un aumento en la presión dinámica y la aparición de campo eléctrico en dirección amanecer, son firmas de compresión magnetosférica. Cuando esto ocurre, por un corto periodo, el campo magnético local se perturba más de acuerdo con el índice Kmex. Esto se observa especialmente entre las 3 y 6 horas del día 31 de octubre, posterior a la fase principal del segundo evento, cuando el indice Kmex registra un valor de 9, contra los 7.3 registrados en Kp.</text:p>
      <text:p text:style-name="P28"/>
      <text:p text:style-name="P28">Se observa que el índice Dst del segundo evento fue de mayor magnitud que el primero, a pesar de que el primero presenta datos de campo mas intensos y una duración de rotación mayor. Sin más datos que los de campo, solo se puede concluir que el segundo fue más geoefectivo debido a que impactó a una magnetosfera ya perturbada.</text:p>
      <text:p text:style-name="P28"/>
      <text:p text:style-name="P11">2003/11/20</text:p>
      <text:p text:style-name="P28">En todos los parámetros estudiados se presenta un brinco en los datos cerca de las 6 horas del día 20 de noviembre. Esto se puede asociar a la firma característica del arribo de una onda de choque. </text:p>
      <text:p text:style-name="P28">La magnitud del campo magnético llegó a elevarse a un valor de ~ 52 nT cerca del medio día. Por otro lado, en la componente Bz observamos una rotación en dirección sur, que inició relativamente rápido, con un leve aumento previo en dirección norte que duró tan solo 3 horas. La rotación hacia la dirección sur tuvo una duración de 16 horas aproximadamente, iniciando desde las 9 h hasta la 1 am del siguiente día. La magnitud máxima alcanzada en este periodo se alcanzó a las 15 h y fué de -40 nT . Esto coincide con la fase principal de la tormenta en cuestión.</text:p>
      <text:p text:style-name="P11"><text:span text:style-name="T6">La velocidad, río arriba del choque tenía valores de ~500 km/s. Río abajo ascendió hasta los 700 km/s. Por otro lado, la presión alcanzó un valor de 17 nPa río abajo, mientras que la beta </text:span><text:span text:style-name="T8">pasó de un valor de …</text:span></text:p>
      <text:p text:style-name="P29">El número de Mach, tenía valores de 7 en promedio río arriba y río abajo descendió a 2.</text:p>
      <text:p text:style-name="P29">Por otro lado, en los valores de Ey se registraron al momento del choque y por un periodo de no más de 3 horas valores de -5 V/m, que ocurrió a las 10 am. Seguido y coincidiendo con la rotación en dirección sur de Bz, se observan valores de Ey en dirección positiva de hasta 30 V/m <text:s/>cerca del medio día, hasta las 21 horas, cuando se volvieron a registrar valores negativos por un periodo de 3 horas y una magnitud de -7 V/m.</text:p>
      <text:p text:style-name="P29"/>
      <text:p text:style-name="P15">2004/11/08</text:p>
      <text:p text:style-name="P30">En todos los parámetros se observa la llegada de una onda de choque cerca del medio día del 7 de noviembre.</text:p>
      <text:p text:style-name="P30">En campo magnético, río abajo del choque se obtuvieron valores de hasta 40 nT. Estos se mantuvieron entre las 19h y las 3 am del siguiente día. La componente Bz estuvo fluctuante, con un aumento en dirección positiva entre medio día y las 18 horas. Seguido ocurrió una rotación en dirección sur que duró hasta las 3 am del día siguiente.</text:p>
      <text:p text:style-name="P12"><text:span text:style-name="T6">Un día después, el 9 de noviembre, ocurrió un segundo evento donde </text:span><text:span text:style-name="T9">observamos un choque doble: el primero ocurrió a las 8 am mas no se observan cambios notables en campo magnético. Por otro lado, a las 18 horas notamos que el segundo choque vino acompañado con un incremento considerable en la magnitud del campo magnético de hasta 30 nT. La componente Bz presenta primero una leve rotación hacia el sur, durante 3 horas y con una magnitud menor de 7 nT. Posteriormente, observamos un aumento en dirección norte que duró 3 horas hasta el final del día y con una magnitud de 30 nT, hasta que llegamos a una rotación en dirección sur de mayor duración e intensidad que la primera. Su duración fue de medio día y el pico se alcanzó cerca de las 3 am, con una magnitud de poco más de 20 nT.</text:span></text:p>
      <text:p text:style-name="P31">En cuanto a la velocidad, se reportan valores de 400 km/s río arriba y de 700 km/s río abajo del choque. <text:s/>En el segundo choque, el brinco fue de 600 a 750 km/s y de 650 a 800 km/s en el tercer choque.</text:p>
      <text:p text:style-name="P31"><text:soft-page-break/>La presión aumentó a 40 nPa en el primer choque. Los valores se mantuvieron perturbados durante día y medio. En el segundo choque, estos brincaron a 20 nPa y en el tercer choque a 37 nPa.</text:p>
      <text:p text:style-name="P13"><text:span text:style-name="T6">La beta del plasma mantuvo valores de 6 en el momento de los 3 choques, mientras que el número de Mach, en el primer choque su valor pasó de 9 a </text:span><text:span text:style-name="T10">2, en el segundo choque el valor pasó de 8 a 4 y en el tercer choque aumentó a 6. Posteriormente, entre el 10 y el 12 se mantuvieron valores elevados.</text:span></text:p>
      <text:p text:style-name="P32">En cuanto a los valores de la componente y del campo eléctrico generado, estos muestran valores negativos y positivos que se corresponden en magnitud y duración con las rotaciones de la componente Bz. Las magnitudes alcanzadas fueron de -17 V/m, 30 V/m, 7 V/m, -24 V/m y 10 V/m.</text:p>
      <text:p text:style-name="P32"/>
      <text:p text:style-name="P14">2005/05/15</text:p>
      <text:p text:style-name="P33">Los aumentos abruptos en CM, v y p sugieren el arribo de una onda de choque. En CM, la magnitud aumenta hasta llegar a los 50 nT. La rotación en Bz hacia la dirección sur tuvo una duración muy breve, de no más de 6 horas, pero con un pico de -39 nT.</text:p>
      <text:p text:style-name="P33">La velocidad <text:s/>por otro lado se presentan valores de 400 km/s y aumentan abruptamente hasta llegar a más de 900 km/s. En la presión, por otro lado, se alcanzan valores de hasta 30 nPa con el choque. El parámetro beta por otro lado, se observan valores de 8 mientras que en el número de Mach no se manifiesten valores de interés.</text:p>
      <text:p text:style-name="P33">Los valores de campo eléctrico se muestran en dirección positiva, con un valor máximo 31 V/m y posteriormente valores negativos que se corresponden con el patrón en Bz norte, con máximos de hasta 10 V/m. </text:p>
      <text:p text:style-name="P33"/>
      <text:p text:style-name="P21">2015/03/15</text:p>
      <text:p text:style-name="P23">El evento llegó cerca del inicio del día 17. Se observa una firma característica de un choque según los parámetros observados. Según los valores no muy intensos en el número de Mach, se sugiere que el evento no el choque no tuvo mucha fuerza. </text:p>
      <text:p text:style-name="P23">En CM los valores máximos alcanzados fueron de 28 nT cerca del medio día. En la componente Bz se registra una rotación inicial hacia el sur entre las 3 y las 9 horas. El valor mínimo alcanzado durante esta breve rotación fue de -15 nT. Por otro lado, la segunda rotación fue <text:span text:style-name="T11">desde las 10 hasta las 21 horas con un mínimo valor de -23 nT.</text:span></text:p>
      <text:p text:style-name="P24">Los valores en la velocidad río arriba son de 400 km/s, con un aumento a 550 km/s río abajo del choque.</text:p>
      <text:p text:style-name="P24">En P, los valores río abajo fueron de aproximadamente 15 nPa, mientras que los valores tanto en la beta como de Mach no se observan saltos relevantes.</text:p>
      <text:p text:style-name="P24">En Ey, se observan valores fluctuantes, donde primero se tiene un valor de -10 V/m y posteriormente valores de 8 V/m. Luego, cerca de ñas 11 h se registran valores de 10 V/m. Todos con duración coherente con las rotaciones en Bz</text:p>
      <text:p text:style-name="P21"/>
      <text:p text:style-name="P24">Se observa que en este evento, hay valores de Kmex mayores que Kp que coinciden con las firmas características de la compresión de la magnetosfera. Sin embargo, en las 6 primeras horas del 18, se observa que los valores de Kmex son mayores, sin que se presenten las condiciones ya establecidas de Bz norte y Ey dir amanecer. </text:p>
      <text:p text:style-name="P24">No obstante, coincide con una disminución mayor en el CM local con respecto al regional de aprox 100 nT de diferencia.</text:p>
      <text:p text:style-name="P24"/>
      <text:p text:style-name="P21">2015/06/23</text:p>
      <text:p text:style-name="P23">Se trata de un evento donde llegaron múltiples perturbaciones. Primeramente, se observan firmas de 3 choques.</text:p>
      <text:p text:style-name="P23">El primero ocurre el 21 de junio cerca del medio día. Se trata solamente de una SSC. El aumento en el CM fue muy pequeño, <text:span text:style-name="T12">sin rotación en la componente Bz. </text:span></text:p>
      <text:p text:style-name="P25"><text:soft-page-break/>En el caso de la velocidad, igualmente, no se registra un aumento muy grande en los valores río abajo y lo mismo en la presión.</text:p>
      <text:p text:style-name="P25">El segundo choque ocurrió a las 4 horas del 22 de junio y presenta características similares al primero.</text:p>
      <text:p text:style-name="P25">Finalmente, en el tercer choque es cuando finalmente se presentan cambios importantes en los parámetros de estudio.</text:p>
      <text:p text:style-name="P25">Primero, en el CM se obtienen valores de 37 nT, mientras que la componente Bz tiene una rotación hacia la dirección sur, con una duración muy corta de 3 horas y un pico de -22 nT. Posteriormente, ocurre una rotación en dirección norte, pero con valores de menor magnitud, siendo estos de hasta 10 nT. Una segunda rotación en dirección sur ocurre entre las 21 hr y las 3 am del día siguente, con una posterior rotación en dirección norte de 3 a 4 horas y de magnitud de ~10 nT y una subsecuente tercera rotación en dirección sur de -10 nT con duración de 6 horas. Finalmente, la componente Bz tiene una última rotación en dirección norte con una intensidad de menos de 8 nT.</text:p>
      <text:p text:style-name="P25">En la velocidad, los brincos iniciales tenían una amplitud no mayor a 100 km/s. Sin embargo en el tercer choque, el valor alcanzado fue de hasta 800 km/s. No obstante, no se registraron valores importantes en beta, ni número de Mach. En el caso de la presión, esta alcanzó valores de hasta 38 nPa.</text:p>
      <text:p text:style-name="P25">Por último, la componente Ey del campo eléctrico igualmente presenta oscilaciones entre dirección positiva y negativa siendo temporalmente congruentes con los cambios en Bz. Los valores alcanzados fueron: 15 V/m, -10 V/m, 14 V/m, -10 V/m, 10 v/m, -5 V/m.</text:p>
      <text:p text:style-name="P25"/>
      <text:p text:style-name="P22">2017/05/28</text:p>
      <text:p text:style-name="P34">El evento ocurrió cerca del medio día del 27 de mayo. El brinco en los valores de los parámetros indica el arribo de una onda de choque. En todos, se presentan curvas muy suaves pero las magnitudes de los mismos no presentan cambios tan importantes.</text:p>
      <text:p text:style-name="P34">En el CM, la magnitud máxima alcanzada fue de 21 nT. En la componente Bz se observa una rotación de larga duración, cerca de un día. El valor máximo alcanzado fue de -20 nT. Posteriormente se observa una rotación en dirección norte de medio día de duración y un pico de 10 nT. Finalmente se tiene una rotación en dirección sur con valor máximo de -10 nT.</text:p>
      <text:p text:style-name="P34">En la velocidad, pasamos de 300 km/s río arriba a 390/400 km/s río abajo. La presión, por otro lado se elevó hasta 15 nPa mientras que la beta del plasma primero se registran valores de 25 y desciende a casi 0 río abajo del choque. El número de Mach, también tiene un cambio perceptible, mas no importante, pasando de 3.5 a 2.5.</text:p>
      <text:p text:style-name="P34">La componente Ey del CE también manifiesta estos cambios, siendo de -1.5 V/m, 7.5 V/m, -4 V/m y 6 V/m.</text:p>
      <text:p text:style-name="P34"/>
      <text:p text:style-name="P55">2017/09/06</text:p>
      <text:p text:style-name="P35">Se observa una compresión al final del 6 de septiembre y posteriormente a las 21 h del 7 de septiembre. En CM observamos un leve incremento de su magnitud <text:s/>(aprox a 5 nT). Por otro lado, en la componente Bz se percibe una rotación en dirección sur de magnitud leve (-7 nT) pero duradera (medio día). Esta rotación coincide con el primer choque, pero considerando los datos arrojados por el índice Dst, concluimos que no se llegó a una fase principal en esa ocasión. Al día siguiente, sin embargo, se observa una rotación de duración un poco menor (poco más de 9 horas) pero con mayor intensidad (-22 nT). Seguido se presenta una rotación en dirección norte que duró unas 6 horas y de 10 nT de magnitud y finalmente, a las 9 h del 8 de septiembre se observa una tercera rotación en dirección sur con -10 nT de magnitud.</text:p>
      <text:p text:style-name="P35">En el caso de la velocidad, se registraron dos saltos, el primero de 490 a 600 km/s y el segundo de 500 a 730 km/s. Ambos coinciden con los cambios en los valores de B. Se puede notar un tercer brinco pero más suave y menos intenso, donde se llegó a observar valores de 800 km/s.</text:p>
      <text:p text:style-name="P35"><text:soft-page-break/>La presión, también presenta alteraciones que coinciden con los brincos en los otros parámetros. Estos fueron de 1 a poco más de 8 nPa para el primer choque y casi dos a 4 en el segundo. Para el tercer brinco se puede observar un salto mayor que asciende a 7.8 nPa.</text:p>
      <text:p text:style-name="P36">La beta del plasma también manifiesta cambios que coinciden con los de la presión, siendo estos de 1 a 6 para el primer brinco, 1 a 2 para el segundo y tercero.</text:p>
      <text:p text:style-name="P36">En el caso de la componente de campo eléctrico, se muestran valores de -5 V/m, 2 V/m, -2 V/m, 16 V/m, -7 V/m y 12 V/m</text:p>
      <text:p text:style-name="P36"/>
      <text:p text:style-name="P56">NOTAS DE INVESTIGACIÓN.</text:p>
      <text:p text:style-name="P56">2003/10/29-31</text:p>
      <text:p text:style-name="P37">Este evento aconteció entre 2 y 3 años posterior al máximo solar, por lo que ocurrió durante la fase de declive<text:span text:style-name="T13">(nasa.gov)</text:span>. Previamente, pudieron visualizarse manchas solares <text:span text:style-name="T13">enormes, de donde se produjeron una serie de SF modeladas como X45 que ocasionaron(wikipedia) la TGM. Estas vinieron acompañadas por EMC. Una de estas FS ha sido la mayor registrada hasta ahora (ncei.nooa.gov). A menos de 24 h se produjo una EMC en dirección geoefectiva que generó una TGM seguida a la anterior el 31 de oct.</text:span></text:p>
      <text:p text:style-name="P37"/>
      <text:p text:style-name="P38">Mientras que la atmósfera nos protege de la radiación dañina y partículas de alta energía, los sistemas tecnológicos alrededor del mundo si sufrieron efectos negativos. Afectaron naves de la misión SOHO y ACE, de la misma forma, los astronautas tuvieron que permanecer resguardados en la estación espacial internacional para protegerse de los altos niveles de radiación (wikipedia). </text:p>
      <text:p text:style-name="P38">Se generaron disrupciones en Tv satelital y servicios de radio así como satelites japoneses de uso científico(<text:span text:style-name="T13">ncei.nooa.gov</text:span>). Esta TGM también generó fallas en comunicaciones para vuelos en aerolineas entre norteamerica y asia que transitaban sobre el polo norte. Otras consecuencias fueron en la falla de sistemas GNSS. </text:p>
      <text:p text:style-name="P38"/>
      <text:p text:style-name="P62">(pdf SW storms assestment)</text:p>
      <text:p text:style-name="P39">Se reportaron GICs en suecia por parte del grupo utilitario Sydkraft, lo que ocasionó fallas en sistemas e incluso un blackouts. El GSFC Space Science Mission Operations Team indicó que aprox el 59% de las misiones científicas espaciales y terrestres tuvieron repercusiones. </text:p>
      <text:p text:style-name="P39"/>
      <text:p text:style-name="P40">Estos eventos se originaron de 3 regiones de manchas, enumerados por pronosticadores del SEC <text:s/>como las regiones 484, 486 y 488. Cada región de inmensas proporciones, siendo la 486 la más destacada. En octubre 28 ocurrió una X17<text:span text:style-name="T14">(R4)</text:span>, el 29 una X10<text:span text:style-name="T14">(R4)</text:span> y una X28<text:span text:style-name="T14">(R5)</text:span> en noviembre 4. </text:p>
      <text:p text:style-name="P41">Aquella que ocurrió el 29 ocasionó un blackout de radio según las escalas de clima espacial de la NOAA. La FS ocurrió cerca del centro del disco y fue seguida por una muy rápida EMC y una intensa tormenta de radiación. La tormenta de radiación alcanzó la categoría S3 y luego de 13 horas, excedió S4. La EMC fue observada por el coronografo LASCO y se estimó su velocidad en 2125 km/s. Tardó 19 horas en llegar a la Tierra el 29 de oct a las 0613 UTC. El periodo de tormenta duró por 27 horas.</text:p>
      <text:p text:style-name="P41">Luego de menos de 24 horas, en la región 486 se ocasionó otra erupción intensa (la X10) seguida por una EMC. La velocidad de la EMC fue calculada de 1948 km/s y también tardó 19 h en llegar a la Tierra, lo que dió lugar a un segundo periodo de tormenta G5. Que duró 24 h.</text:p>
      <text:p text:style-name="P66">Previamente a este evento se reportaron un número significativo de erupciones solares, pero que no ocasionaron tormentas en la Tierra.</text:p>
      <text:p text:style-name="P42">Durante este evento, sensores importantes a bordo de la nave ACE se inutilizaron debido a la cantidad severa de radiación.</text:p>
      <text:p text:style-name="P43">Se observaron GICs que excedían los 100 amps. Muchos de estos fueron observados durante la FS del 29 de oct y siguiendo la EMC que acompañó a la misma.</text:p>
      <text:p text:style-name="P49"/>
      <text:p text:style-name="P63"><text:soft-page-break/>(pdf angeo-23-3027-2005)</text:p>
      <text:p text:style-name="P50">Por medio de la misión ACE, se <text:span text:style-name="T16">observó que a pesar de la velocidad del VS (1850 km/s), la densidad electrónica era relativamente baja. Esto condujo a que la presión dinámica fuese moderada.</text:span></text:p>
      <text:p text:style-name="P64"/>
      <text:p text:style-name="P57">2003/11/19</text:p>
      <text:p text:style-name="P44"><text:a xlink:type="simple" xlink:href="https://agupubs.onlinelibrary.wiley.com/doi/epdf/10.1029/2004JA010990" text:style-name="Internet_20_link" text:visited-style-name="Visited_20_Internet_20_Link">https://agupubs.onlinelibrary.wiley.com/doi/epdf/10.1029/2004JA010990</text:a></text:p>
      <text:p text:style-name="P44">Una TGM ocurrió después de una FS. </text:p>
      <text:p text:style-name="P44"/>
      <text:p text:style-name="P45"><text:a xlink:type="simple" xlink:href="http://articles.adsabs.harvard.edu//full/2005ICRC....2..319V/B000319.000.html" text:style-name="Internet_20_link" text:visited-style-name="Visited_20_Internet_20_Link">http://articles.adsabs.harvard.edu//full/2005ICRC....2..319V/B000319.000.html</text:a></text:p>
      <text:p text:style-name="P45">En muchos de estos eventos, fueron mayormente asociados con la velocidad de las EMC. Casi no se asocian por la rotación en las componentes Bz hacia el sur. (En parte ocurre así en México). De hecho, el índice Kp es mayormente menor cuando hay rotación Bz sur. El índice Kp está relacionado con P del VS. </text:p>
      <text:p text:style-name="P45">Las FS son generadas debido a el retorcimiento de LCM. Estas dan lugar a estallidos de radiación, <text:span text:style-name="T15">pasando de rayos X a rayos gamma.</text:span></text:p>
      <text:p text:style-name="P46">Snyder et al. (1963) mostró una posible relación entre la velocidad del VS con el índice Kp. </text:p>
      <text:p text:style-name="P46">La velocidad del VS en la EMC fue de 700 km/s. </text:p>
      <text:p text:style-name="P46">La velocidad del VS así como el sentido de la componente Bz son los factores más importantes de la generación de una TGM.</text:p>
      <text:p text:style-name="P47"/>
      <text:p text:style-name="P48">(pdf angeo-23-3027-2005)</text:p>
      <text:p text:style-name="P50">En mitad de noviembre, aparecieron numerosas manchas solares. Una FS X28 ocurrió en la región 484 y fue responsable por la TGM ocurrida entre 19 y 23 de Nov. <text:span text:style-name="T16">Durante este evento, el índice Dst alcanzó valores de -470 nT. Esto cuando el VS tenía vel de 750 km/s </text:span></text:p>
      <text:p text:style-name="P50"/>
      <text:p text:style-name="P51">(NASA scientific visualization studio)</text:p>
      <text:p text:style-name="P51">EMC proveniente de la mancha solar 10484 golpeó la Tierra en Noviembre 2003, generando Auroras.</text:p>
      <text:p text:style-name="P51"/>
      <text:p text:style-name="P51"/>
      <text:p text:style-name="P58">2005/05/15</text:p>
      <text:p text:style-name="P58"/>
      <text:p text:style-name="P59">Respuesta ionosférica.</text:p>
      <text:p text:style-name="P52">(Pdf 2016SW001516)</text:p>
      <text:p text:style-name="P53">Las tormentas ionosféricas negativas se cree son ocasionadas parcialmente por cambios en la composición del gas neutro [Prölss and Zahn, 1974; Prölss, 1976; Jung and Prölss, 1978; Prölss, 1980; Miller et al., 1984; Prölss, 1993, 1995]. En zonas aurorales, la energía cinética del VS es capturada por la MT en un proceso denominado generador magneto plasmadinámico. Esta energía solar es tan grande que genera zonas permanentes de composición de perturbaciones a través del calentamiento de Joule y precipitación de partículas. Así, durante esta TGM las zonas aurorales se expanden y la densidad de masa de la termosfera aumenta a grandes altitudes y los aumentos en gran densidad molecular del nitrógeno transportado son asociados con el desvío de densidad de atomos de oxigeno. Este decremento en la densidad del oxigeno atómico provocará un decremento en la producción de iones. Así mismo, el incremento en la densidad del nitrógeno molecular también incrementará la perdida de ionización. Ambos efectos combinados reducen la densidad electrónica en las altitudes de la región F, <text:span text:style-name="T17">mientras que perturbaciones positivas ocurren principalmente por la precipitación de partículas y transferencia de plasma horizontal EXB.</text:span></text:p>
      <text:p text:style-name="P53"/>
      <text:p text:style-name="P60">El desvío con duración de algunas decenas de minutos a unas pocas horas es primariamente registrado durante fases iniciales de una tormenta o durante intensas subtormentas o en TGM <text:soft-page-break/>moderadas a intensas. L<text:span text:style-name="T18">a</text:span> penetración global amplia de campos eléctricos PPEF conduce a convección ecuatorial en dirección amanecer en el lado noche y causa tormentas ionosféricas negativas debido a recombinación.</text:p>
      <text:p text:style-name="P54"/>
      <text:p text:style-name="P60">Las respuestas negativas también pueden ocasionarse por Perturbaciones de dínamo del campo eléctrico (DDEF) ocasionado por viento neutro perturbado que mueve el plasma a lo largo de LCM, por lo que la composición de las regiones cambia.</text:p>
      <text:p text:style-name="P60"/>
      <text:p text:style-name="P65">Los cambios positivos del lado día en una tormenta ionosférica se cree son por PPEF de origen magnetosférico observado en dirección ecuatorial durante Bz sur. La ocurrencia de SSC genera vulneración en la MT juega un papel importante en entender los efectos de PPEF en la ionosfera. </text:p>
      <text:p text:style-name="P61">Los cambios en TEC debido a PPEF pueden ocurrir en un lapso de 2 a 3 ho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3:43:57.222949509</meta:creation-date>
    <dc:date>2021-12-06T09:49:19.893098139</dc:date>
    <meta:editing-duration>PT2H31M</meta:editing-duration>
    <meta:editing-cycles>20</meta:editing-cycles>
    <meta:generator>LibreOffice/5.3.6.1$Linux_X86_64 LibreOffice_project/30$Build-1</meta:generator>
    <meta:document-statistic meta:table-count="0" meta:image-count="0" meta:object-count="0" meta:page-count="8" meta:paragraph-count="127" meta:word-count="4333" meta:character-count="24522" meta:non-whitespace-character-count="20283"/>
  </office:meta>
</office:document-meta>
</file>